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94cm" svg:height="1.651cm" svg:x="10.134cm" svg:y="5.124cm">
          <text:p/>
        </draw:rect>
        <draw:rect draw:style-name="gr1" draw:text-style-name="P1" draw:layer="layout" svg:width="4.064cm" svg:height="1.651cm" svg:x="5.562cm" svg:y="5.124cm">
          <text:p/>
        </draw:rect>
        <draw:rect draw:style-name="gr2" draw:text-style-name="P3" draw:layer="layout" svg:width="3.175cm" svg:height="0.762cm" svg:x="6.07cm" svg:y="5.505cm">
          <text:p text:style-name="P2"><text:span text:style-name="T1">BOINC Manager</text:span></text:p>
        </draw:rect>
        <draw:line draw:style-name="gr3" draw:text-style-name="P1" draw:layer="layout" svg:x1="9.245cm" svg:y1="5.886cm" svg:x2="10.388cm" svg:y2="5.886cm">
          <text:p/>
        </draw:line>
        <draw:rect draw:style-name="gr4" draw:text-style-name="P3" draw:layer="layout" svg:width="2.26cm" svg:height="1.06cm" svg:x="10.414cm" svg:y="5.378cm">
          <text:p text:style-name="P2"><text:span text:style-name="T1">BOINC</text:span></text:p>
          <text:p text:style-name="P2"><text:span text:style-name="T1">core cli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853cm" fo:margin-bottom="20.838cm" fo:margin-left="5.152cm" fo:margin-right="8.25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4T11:34:37</meta:creation-date>
    <dc:date>2006-12-12T08:45:56</dc:date>
    <dc:language>en-US</dc:language>
    <meta:editing-cycles>6</meta:editing-cycles>
    <meta:editing-duration>PT1H28M2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